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EC98503803A11B3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econdImpress-title">
      <style:graphic-properties draw:auto-grow-height="false" fo:min-height="3.181cm"/>
    </style:style>
    <style:style style:name="pr2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outline1">
      <style:graphic-properties draw:auto-grow-height="false" fo:min-height="11.049cm"/>
    </style:style>
    <style:style style:name="pr6" style:family="presentation" style:parent-style-name="secondImpress-notes">
      <style:graphic-properties draw:fill-color="#ffffff" draw:auto-grow-height="true" fo:min-height="12.262cm"/>
    </style:style>
    <style:style style:name="pr7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EC98503803A11B39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EC98503803A11B39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EC98503803A11B39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EC98503803A11B39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EC98503803A11B39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EC98503803A11B39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EC98503803A11B39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EC98503803A11B39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EC98503803A11B39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EC98503803A11B39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ondImpress" presentation:presentation-page-layout-name="AL1T0">
        <draw:frame draw:name="Rectangle 2" presentation:style-name="pr1" draw:layer="layout" svg:width="21.174cm" svg:height="3.181cm" svg:x="2.54cm" svg:y="5.076cm" presentation:class="title" presentation:user-transformed="true">
          <draw:text-box>
            <text:p>Shell Command Injection</text:p>
          </draw:text-box>
        </draw:frame>
        <draw:frame draw:name="Footer Placeholder 4" presentation:style-name="pr2" draw:text-style-name="P2" draw:layer="layout" svg:width="8.042cm" svg:height="1.269cm" svg:x="8.678cm" svg:y="17.343cm" presentation:class="footer" presentation:user-transformed="true">
          <draw:text-box>
            <text:p text:style-name="P1"><text:span text:style-name="T1">Security</text:span></text:p>
          </draw:text-box>
        </draw:frame>
        <draw:frame draw:name="Slide Number Placeholder 5" presentation:style-name="pr2" draw:text-style-name="P2" draw:layer="layout" svg:width="5.926cm" svg:height="1.269cm" svg:x="18.203cm" svg:y="17.343cm" presentation:class="page-number" presentation:user-transformed="true">
          <draw:text-box>
            <text:p text:style-name="P1"><text:span text:style-name="T1"><text:page-number>&lt;number&gt;</text:page-number></text:span></text:p>
            <text:p text:style-name="P1"><text:span text:style-name="T1"/></text:p>
          </draw:text-box>
        </draw:frame>
        <presentation:notes draw:style-name="dp2">
          <draw:frame draw:name="Rectangle 7" presentation:style-name="pr3" draw:text-style-name="P2" draw:layer="layout" svg:width="7.972cm" svg:height="1.362cm" svg:x="10.425cm" svg:y="25.889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Command Shell/ Command Interpreter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Command Shell/ Command Interpreter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"A shell is a piece of software that provides an interface for users of an operating system which provides access to the services of a kernel."</text:p>
              </text:list-item>
              <text:list-item>
                <text:p>It allows us to for example start programs, delete files, delete directories etc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ommand Shells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Command Shell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nix</text:p>
                <text:list>
                  <text:list-item>
                    <text:p>sh, csh, bash</text:p>
                  </text:list-item>
                </text:list>
              </text:list-item>
              <text:list-item>
                <text:p>Windows</text:p>
                <text:list>
                  <text:list-item>
                    <text:p>cm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Invoking shell commands from programs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Invoking shell commands from program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Dangerous.</text:p>
              </text:list-item>
              <text:list-item>
                <text:p>Especially if we are passing user input to the shell command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erl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erl</text:p>
          </draw:text-box>
        </draw:frame>
        <draw:frame draw:name="Content Placeholder 2" presentation:style-name="pr7" draw:text-style-name="P7" draw:layer="layout" svg:width="22.938cm" svg:height="7.659cm" svg:x="1.27cm" svg:y="4.445cm" presentation:class="outline" presentation:user-transformed="true">
          <draw:text-box>
            <text:list text:style-name="L3">
              <text:list-item>
                <text:p><text:span text:style-name="T3">Early Web Applicat</text:span><text:span text:style-name="T3">ions often were implemented in a scripting language such as Perl.</text:span></text:p>
              </text:list-item>
            </text:list>
            <text:list text:style-name="L4">
              <text:list-item>
                <text:p text:style-name="P6"><text:span text:style-name="T3">The command inside ` <text:s/>` is executed in a shell and the output displayed by print</text:span></text:p>
              </text:list-item>
            </text:list>
          </draw:text-box>
        </draw:frame>
        <draw:custom-shape draw:name="TextBox 3" draw:style-name="gr2" draw:text-style-name="P9" draw:layer="layout" svg:width="10.756cm" svg:height="2.79cm" svg:x="5.581cm" svg:y="13.692cm">
          <text:p text:style-name="P8"><text:span text:style-name="T4">$username = $form{“username”}</text:span></text:p>
          <text:p text:style-name="P8"><text:span text:style-name="T4">print `finger ${username}`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Remove the root directory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Remove the root directory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User enters username</text:p>
                <text:list>
                  <text:list-item>
                    <text:p>abc ; rm –rf /</text:p>
                  </text:list-item>
                </text:list>
              </text:list-item>
              <text:list-item>
                <text:p>The commands executed are</text:p>
                <text:list>
                  <text:list-item>
                    <text:p>finger abc ; rm –rf /</text:p>
                  </text:list-item>
                </text:list>
              </text:list-item>
              <text:list-item>
                <text:p>Recursive delete of the root of the file system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lame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lam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ystem administrator</text:p>
                <text:list>
                  <text:list-item>
                    <text:p>The system account running the Web Server process should have only had read access to the file system.</text:p>
                  </text:list-item>
                </text:list>
              </text:list-item>
              <text:list-item>
                <text:p>Programmer</text:p>
                <text:list>
                  <text:list-item>
                    <text:p>For letting shell commands be passed to the shell.</text:p>
                  </text:list-item>
                </text:list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voiding Shell Command Injection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Avoiding Shell Command Injection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dentify how the shell commands are invoked.</text:p>
              </text:list-item>
              <text:list-item>
                <text:p>This will vary from language to language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erl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Perl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`command`</text:p>
                <text:list>
                  <text:list-item>
                    <text:p>Executes command</text:p>
                  </text:list-item>
                </text:list>
              </text:list-item>
              <text:list-item>
                <text:p>open(program, ”| command”)</text:p>
                <text:list>
                  <text:list-item>
                    <text:p>Pipes the output from program to command</text:p>
                  </text:list-item>
                </text:list>
              </text:list-item>
              <text:list-item>
                <text:p>exec “command”</text:p>
                <text:list>
                  <text:list-item>
                    <text:p>Replaces the currently running program</text:p>
                  </text:list-item>
                </text:list>
              </text:list-item>
              <text:list-item>
                <text:p>system “command”</text:p>
                <text:list>
                  <text:list-item>
                    <text:p>Starts command and continues executing the current proces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etacharacters in shells" draw:style-name="dp1" draw:master-page-name="secondImpress" presentation:presentation-page-layout-name="AL2T11">
        <draw:frame draw:name="Title 1" presentation:style-name="pr8" draw:text-style-name="P10" draw:layer="layout" svg:width="22.859cm" svg:height="3.165cm" svg:x="1.27cm" svg:y="0.772cm" presentation:class="title" presentation:user-transformed="true">
          <draw:text-box>
            <text:p><text:span text:style-name="T5">Metacharacte</text:span><text:span text:style-name="T5">rs in shells</text:span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Different shells have different metacharacters (special characters).</text:p>
              </text:list-item>
              <text:list-item>
                <text:p>Also the meaning of a character will depend on the context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0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etacharacters in bash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Metacharacters in bash</text:p>
          </draw:text-box>
        </draw:frame>
        <draw:frame draw:name="Content Placeholder 2" presentation:style-name="pr5" draw:layer="layout" svg:width="22.938cm" svg:height="4.881cm" svg:x="1.27cm" svg:y="4.445cm" presentation:class="outline" presentation:user-transformed="true">
          <draw:text-box>
            <text:list text:style-name="L3">
              <text:list-item>
                <text:p>" $ &amp; ' ( ) * ; &lt; &gt; ? [ \ ] `{ | } ~ space tab cr lf</text:p>
              </text:list-item>
            </text:list>
            <text:p/>
            <text:list text:continue-numbering="true" text:style-name="L3">
              <text:list-item>
                <text:p>Context</text:p>
              </text:list-item>
            </text:list>
          </draw:text-box>
        </draw:frame>
        <draw:custom-shape draw:name="TextBox 3" draw:style-name="gr2" draw:text-style-name="P9" draw:layer="layout" svg:width="3.648cm" svg:height="5.329cm" svg:x="4.779cm" svg:y="10.12cm">
          <text:p text:style-name="P8"><text:span text:style-name="T6">echo '\\'</text:span></text:p>
          <text:p text:style-name="P8"><text:span text:style-name="T6">\\</text:span></text:p>
          <text:p text:style-name="P8"><text:span text:style-name="T6">echo "\\"</text:span></text:p>
          <text:p text:style-name="P8"><text:span text:style-name="T6">\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008cm" svg:height="10.218cm" svg:x="2.693cm" svg:y="2.07cm" draw:page-number="1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Context in bash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Context in bash</text:p>
          </draw:text-box>
        </draw:frame>
        <draw:frame draw:name="Content Placeholder 2" presentation:style-name="pr5" draw:layer="layout" svg:width="22.938cm" svg:height="5.277cm" svg:x="1.27cm" svg:y="4.445cm" presentation:class="outline" presentation:user-transformed="true">
          <draw:text-box>
            <text:list text:style-name="L3">
              <text:list-item>
                <text:p>\ is the escape character in bash. </text:p>
              </text:list-item>
              <text:list-item>
                <text:p>Inside a single quotes it is treated as an ordinary character.</text:p>
              </text:list-item>
            </text:list>
          </draw:text-box>
        </draw:frame>
        <draw:custom-shape draw:name="TextBox 3" draw:style-name="gr2" draw:text-style-name="P9" draw:layer="layout" svg:width="3.648cm" svg:height="5.329cm" svg:x="4.58cm" svg:y="11.113cm">
          <text:p text:style-name="P8"><text:span text:style-name="T6">echo '\\'</text:span></text:p>
          <text:p text:style-name="P8"><text:span text:style-name="T6">\\</text:span></text:p>
          <text:p text:style-name="P8"><text:span text:style-name="T6">echo "\\"</text:span></text:p>
          <text:p text:style-name="P8"><text:span text:style-name="T6">\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008cm" svg:height="10.218cm" svg:x="2.693cm" svg:y="2.07cm" draw:page-number="1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Use of metacharacters/special characters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Use of metacharacters/special character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e have already seen the exploitation of the metacharacter ; to enable execution of two commands instead of one. </text:p>
              </text:list-item>
              <text:list-item>
                <text:p>What we often need is to turn off the interpretation of these special characters as special, and have them treated simply as text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scaping metacharacters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Escaping metacharacter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e can escape all special characters in bash using \.</text:p>
              </text:list-item>
              <text:list-item>
                <text:p>The PHP function escapeshellcmd does this, i.e. it takes a piece of string and returns a string with all special characters escaped by prefixing them with \.</text:p>
              </text:list-item>
              <text:list-item>
                <text:p>Blacklisting - can be dangerous as special characters can be missed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ash - '    '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bash - ' <text:s text:c="3"/>'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ingle quote encapsulation is very strict.</text:p>
              </text:list-item>
              <text:list-item>
                <text:p>Text is just text. </text:p>
              </text:list-item>
              <text:list-item>
                <text:p>Nothing is treated as a special character.</text:p>
              </text:list-item>
              <text:list-item>
                <text:p>There is no way to escape any character inside single quotes.</text:p>
              </text:list-item>
              <text:list-item>
                <text:p>To get the string O'Brien</text:p>
              </text:list-item>
              <text:list-item>
                <text:p>'O'\''Brien'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&quot;     &quot;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" <text:s text:c="4"/>"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nside a double quoted string all characters except $, `, " and \ loose their special meaning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6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ystems Within Systems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ystems Within Systems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When we use a shell to start a command, two programs start</text:p>
                <text:list>
                  <text:list-item>
                    <text:p>the command interpreter itself</text:p>
                  </text:list-item>
                  <text:list-item>
                    <text:p>the program we want to run</text:p>
                  </text:list-item>
                </text:list>
              </text:list-item>
              <text:list-item>
                <text:p>The program itself might have its own set of special characters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7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etacharacter Problems&#10;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Metacharacter Problems<text:line-break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Two options when passing data to subsystems.</text:p>
              </text:list-item>
              <text:list-item>
                <text:p>Remove special characters</text:p>
              </text:list-item>
              <text:list-item>
                <text:p>Escape special characters</text:p>
              </text:list-item>
              <text:list-item>
                <text:p>If the metacharacter makes sense as an ordinary character, then escape it, otherwise remove it.</text:p>
              </text:list-item>
            </text:list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8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Metacharacter Problems (cont)&#10;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Metacharacter Problems (cont)<text:line-break/>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For example, the quote is a valid character in a String (O'Connor) so it should be escaped. </text:p>
              </text:list-item>
              <text:list-item>
                <text:p>A non number has no valid meaning in a file that expects a number so it can be removed.</text:p>
              </text:list-item>
              <text:list-item>
                <text:p>If possible separate data from control (Prepared Statement in SQL). Then there are no metacharacters.</text:p>
              </text:list-item>
            </text:list>
            <text:p/>
            <text:p/>
          </draw:text-box>
        </draw:frame>
        <presentation:notes draw:style-name="dp3">
          <draw:page-thumbnail draw:style-name="gr1" draw:layer="layout" svg:width="13.008cm" svg:height="10.218cm" svg:x="2.693cm" svg:y="2.07cm" draw:page-number="19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rchitecture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Architecture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trictly encapsulate all communication with other systems/subsystems.</text:p>
              </text:list-item>
              <text:list-item>
                <text:p>For example, object relational mapping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0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ecurity in Depth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ecurity in Depth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rrors will be made.</text:p>
              </text:list-item>
              <text:list-item>
                <text:p>Have more than one line of defence if possible.</text:p>
              </text:list-item>
              <text:list-item>
                <text:p>Invest time in assigning appropriate permissions to subsystems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1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ecurity in Depth (cont)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ecurity in Depth (cont)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For example, <text:tab/></text:p>
                <text:list>
                  <text:list-item>
                    <text:p>permissions of the user that your Web server runs as</text:p>
                  </text:list-item>
                  <text:list-item>
                    <text:p>[defence after metacharacters have been handled]</text:p>
                  </text:list-item>
                </text:list>
              </text:list-item>
              <text:list-item>
                <text:p>Defence before passing values to subsystems <text:s/></text:p>
                <text:list>
                  <text:list-item>
                    <text:p>User input validation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2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ummary (cont)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ummary (cont)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 Web Application might pass data to a variety of subsystems</text:p>
                <text:list>
                  <text:list-item>
                    <text:p>databases</text:p>
                  </text:list-item>
                  <text:list-item>
                    <text:p>command shells</text:p>
                  </text:list-item>
                  <text:list-item>
                    <text:p>XML documents</text:p>
                  </text:list-item>
                  <text:list-item>
                    <text:p>file systems</text:p>
                  </text:list-item>
                  <text:list-item>
                    <text:p>libraries</text:p>
                  </text:list-item>
                  <text:list-item>
                    <text:p>legacy systems etc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3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ummary (cont)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ummary (cont)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Many subsystems treat certain characters (metacharacters) in a special way. <text:s/></text:p>
              </text:list-item>
              <text:list-item>
                <text:p>These characters need to be escaped when passed to the subsystem as data. </text:p>
              </text:list-item>
              <text:list-item>
                <text:p>If they are not, hackers can use injection attacks to inject control information into data. </text:p>
              </text:list-item>
              <text:list-item>
                <text:p>This is generally a problem when control information and data are mixed together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4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ummary (cont)" draw:style-name="dp1" draw:master-page-name="secondImpress" presentation:presentation-page-layout-name="AL2T11">
        <draw:frame draw:name="Title 1" presentation:style-name="pr1" draw:layer="layout" svg:width="22.859cm" svg:height="3.181cm" svg:x="1.27cm" svg:y="0.764cm" presentation:class="title" presentation:user-transformed="true">
          <draw:text-box>
            <text:p>Summary (cont)</text:p>
          </draw:text-box>
        </draw:frame>
        <draw:frame draw:name="Content Placeholder 2" presentation:style-name="pr5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ome systems provide a way to separate control information and data. (Prepared statements in SQL).</text:p>
              </text:list-item>
              <text:list-item>
                <text:p>Should strive for defence in depth.</text:p>
                <text:list>
                  <text:list-item>
                    <text:p>Validate user input</text:p>
                  </text:list-item>
                  <text:list-item>
                    <text:p>Deal with meta-characters</text:p>
                  </text:list-item>
                  <text:list-item>
                    <text:p>Have appropriate permission for subsystems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5" presentation:class="page"/>
          <draw:frame presentation:style-name="pr6" draw:text-style-name="P5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EC98503803A11B39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EC98503803A11B39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EC98503803A11B39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EC98503803A11B39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EC98503803A11B39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EC98503803A11B39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EC98503803A11B39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EC98503803A11B39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EC98503803A11B39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EC98503803A11B39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Jacob</meta:initial-creator>
    <dc:creator>Paul Jacob</dc:creator>
    <meta:editing-cycles>84</meta:editing-cycles>
    <meta:print-date>2000-10-03T11:11:38</meta:print-date>
    <meta:creation-date>2000-05-11T18:21:41</meta:creation-date>
    <dc:date>2018-03-08T11:19:17.622184115</dc:date>
    <meta:editing-duration>PT1H26M16S</meta:editing-duration>
    <meta:generator>LibreOffice/5.4.5.1$Linux_X86_64 LibreOffice_project/79c9829dd5d8054ec39a82dc51cd9eff340dbee8</meta:generator>
    <meta:document-statistic meta:object-count="126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paul" xlink:href=""/>
  </office:meta>
</office:document-meta>
</file>